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table:style-name="ce2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<text:a xlink:href="python://get_informe_text(data['form'])">python://get_informe_text(data['form'])</text:a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>
            <text:p><text:a xlink:href="python://data['form']%20and%20('%20(Expressed%20In%20%25s)'%25(%20exchange_name(data['form'])))%20or%20''">python://data['form'] and (' (Expressed In %25s)'%25( exchange_name(data['form']))) or ''</text:a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7"/>
        </table:table-row>
        <table:table-row table:style-name="ro2">
          <table:table-cell table:number-columns-repeated="6"/>
          <table:table-cell table:style-name="ce1" office:value-type="string">
            <text:p>Q1</text:p>
          </table:table-cell>
          <table:table-cell table:style-name="ce1" office:value-type="string">
            <text:p>Q2</text:p>
          </table:table-cell>
          <table:table-cell table:style-name="ce1" office:value-type="string">
            <text:p>Q3</text:p>
          </table:table-cell>
          <table:table-cell table:style-name="ce1" office:value-type="string">
            <text:p>Q4</text:p>
          </table:table-cell>
          <table:table-cell table:style-name="ce1" office:value-type="string">
            <text:p>YTD</text:p>
          </table:table-cell>
        </table:table-row>
        <table:table-row table:style-name="ro1">
          <table:table-cell office:value-type="string">
            <text:p><text:a xlink:href="python://for each=&quot;a in lines(data['form'])&quot;">python://for each="a in  lines(data['form'])"</text:a></text:p>
          </table:table-cell>
          <table:table-cell table:number-columns-repeated="10"/>
        </table:table-row>
        <table:table-row table:style-name="ro1">
          <table:table-cell office:value-type="string">
            <text:p><text:a xlink:href="python://if%20test=%22a['total']%20and%20not%20a['label']%22">python://if test="a['total'] and not a['label']"</text:a>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2"/>
          <table:table-cell table:style-name="ce4" office:value-type="string">
            <text:p><text:a xlink:href="python://(a['total']==True) and formatLang(a['bal1'] and a['bal1'] * a.get('change_sign') or 0.0, digits=2, grouping=True) or ''">python://(a['total']==True) and formatLang(a['bal1'] and a['bal1'] * a.get('change_sign') or 0.0, digits=2, grouping=True) or ''</text:a></text:p>
          </table:table-cell>
          <table:table-cell table:style-name="ce4" office:value-type="string">
            <text:p><text:a xlink:href="python://(a['total']==True) and formatLang(a['bal2'] and a['bal2'] * a.get('change_sign') or 0.0, digits=2, grouping=True) or ''">python://(a['total']==True) and formatLang(a['bal2'] and a['bal2'] * a.get('change_sign') or 0.0, digits=2, grouping=True) or ''</text:a></text:p>
          </table:table-cell>
          <table:table-cell table:style-name="ce4" office:value-type="string">
            <text:p><text:a xlink:href="python://(a['total']==True) and formatLang(a['bal3'] and a['bal3'] * a.get('change_sign') or 0.0, digits=2, grouping=True) or ''">python://(a['total']==True) and formatLang(a['bal3'] and a['bal3'] * a.get('change_sign') or 0.0, digits=2, grouping=True) or ''</text:a></text:p>
          </table:table-cell>
          <table:table-cell table:style-name="ce4" office:value-type="string">
            <text:p><text:a xlink:href="python://(a['total']==True) and formatLang(a['bal4'] and a['bal4'] * a.get('change_sign') or 0.0, digits=2, grouping=True) or ''">python://(a['total']==True) and formatLang(a['bal4'] and a['bal4'] * a.get('change_sign') or 0.0, digits=2, grouping=True) or ''</text:a></text:p>
          </table:table-cell>
          <table:table-cell table:style-name="ce4" office:value-type="string">
            <text:p><text:a xlink:href="python://(a['total']==True) and formatLang(a['bal5'] and a['bal5'] * a.get('change_sign') or 0.0, digits=2, grouping=True) or ''">python://(a['total']==True) and formatLang(a['bal5'] and a['bal5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10"/>
        </table:table-row>
        <table:table-row table:style-name="ro1">
          <table:table-cell office:value-type="string">
            <text:p><text:a xlink:href="python://if%20test=%22a['type']%3C%3E'view'%22">python://if test="a['type']&lt;&gt;'view'"</text:a></text:p>
          </table:table-cell>
          <table:table-cell table:number-columns-repeated="10"/>
        </table:table-row>
        <table:table-row table:style-name="ro1">
          <table:table-cell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5"/>
          <table:table-cell table:style-name="ce5" office:value-type="string">
            <text:p><text:a xlink:href="python://(a['total']==True) and formatLang(a['bal1'] and a['bal1'] * a.get('change_sign') or 0.0, digits=2, grouping=True) or ''">python://(a['total']==True) and formatLang(a['bal1'] and a['bal1'] * a.get('change_sign') or 0.0, digits=2, grouping=True) or ''</text:a></text:p>
          </table:table-cell>
          <table:table-cell table:style-name="ce5" office:value-type="string">
            <text:p><text:a xlink:href="python://(a['total']==True) and formatLang(a['bal2'] and a['bal2'] * a.get('change_sign') or 0.0, digits=2, grouping=True) or ''">python://(a['total']==True) and formatLang(a['bal2'] and a['bal2'] * a.get('change_sign') or 0.0, digits=2, grouping=True) or ''</text:a></text:p>
          </table:table-cell>
          <table:table-cell table:style-name="ce5" office:value-type="string">
            <text:p><text:a xlink:href="python://(a['total']==True) and formatLang(a['bal3'] and a['bal3'] * a.get('change_sign') or 0.0, digits=2, grouping=True) or ''">python://(a['total']==True) and formatLang(a['bal3'] and a['bal3'] * a.get('change_sign') or 0.0, digits=2, grouping=True) or ''</text:a></text:p>
          </table:table-cell>
          <table:table-cell table:style-name="ce5" office:value-type="string">
            <text:p><text:a xlink:href="python://(a['total']==True) and formatLang(a['bal4'] and a['bal4'] * a.get('change_sign') or 0.0, digits=2, grouping=True) or ''">python://(a['total']==True) and formatLang(a['bal4'] and a['bal4'] * a.get('change_sign') or 0.0, digits=2, grouping=True) or ''</text:a></text:p>
          </table:table-cell>
          <table:table-cell table:style-name="ce5" office:value-type="string">
            <text:p><text:a xlink:href="python://(a['total']==True) and formatLang(a['bal5'] and a['bal5'] * a.get('change_sign') or 0.0, digits=2, grouping=True) or ''">python://(a['total']==True) and formatLang(a['bal5'] and a['bal5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10"/>
        </table:table-row>
        <table:table-row table:style-name="ro1">
          <table:table-cell office:value-type="string">
            <text:p><text:a xlink:href="python://if%20test=%22not%20a['total']%20and%20a['label']%20and%20a['type']=='view'%22">python://if test="not a['total'] and a['label'] and a['type']=='view'"</text:a>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5"/>
          <table:table-cell table:style-name="ce4" office:value-type="string">
            <text:p><text:a xlink:href="python://(a['total']==True) and formatLang(a['bal1'] and a['bal1'] * a.get('change_sign') or 0.0, digits=2, grouping=True) or ''">python://(a['total']==True) and formatLang(a['bal1'] and a['bal1'] * a.get('change_sign') or 0.0, digits=2, grouping=True) or ''</text:a></text:p>
          </table:table-cell>
          <table:table-cell table:style-name="ce4" office:value-type="string">
            <text:p><text:a xlink:href="python://(a['total']==True) and formatLang(a['bal2'] and a['bal2'] * a.get('change_sign') or 0.0, digits=2, grouping=True) or ''">python://(a['total']==True) and formatLang(a['bal2'] and a['bal2'] * a.get('change_sign') or 0.0, digits=2, grouping=True) or ''</text:a></text:p>
          </table:table-cell>
          <table:table-cell table:style-name="ce4" office:value-type="string">
            <text:p><text:a xlink:href="python://(a['total']==True) and formatLang(a['bal3'] and a['bal3'] * a.get('change_sign') or 0.0, digits=2, grouping=True) or ''">python://(a['total']==True) and formatLang(a['bal3'] and a['bal3'] * a.get('change_sign') or 0.0, digits=2, grouping=True) or ''</text:a></text:p>
          </table:table-cell>
          <table:table-cell table:style-name="ce4" office:value-type="string">
            <text:p><text:a xlink:href="python://(a['total']==True) and formatLang(a['bal4'] and a['bal4'] * a.get('change_sign') or 0.0, digits=2, grouping=True) or ''">python://(a['total']==True) and formatLang(a['bal4'] and a['bal4'] * a.get('change_sign') or 0.0, digits=2, grouping=True) or ''</text:a></text:p>
          </table:table-cell>
          <table:table-cell table:style-name="ce4" office:value-type="string">
            <text:p><text:a xlink:href="python://(a['total']==True) and formatLang(a['bal5'] and a['bal5'] * a.get('change_sign') or 0.0, digits=2, grouping=True) or ''">python://(a['total']==True) and formatLang(a['bal5'] and a['bal5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10"/>
        </table:table-row>
        <table:table-row table:style-name="ro1">
          <table:table-cell office:value-type="string">
            <text:p><text:a xlink:href="python:///for">python:///for</text:a>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13/09/2013</text:date>, <text:time>17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13T10:37:47</meta:creation-date>
    <meta:generator>LibreOffice/3.4$Linux LibreOffice_project/340m1$Build-502</meta:generator>
    <dc:date>2013-09-13T17:27:27</dc:date>
    <dc:creator>serpent02 </dc:creator>
    <meta:editing-duration>PT6H49M40S</meta:editing-duration>
    <meta:editing-cycles>4</meta:editing-cycles>
    <meta:document-statistic meta:table-count="3" meta:cell-count="36" meta:object-count="0"/>
  </office:meta>
</office:document-meta>
</file>